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eafc8"/>
    </style:style>
    <style:style style:name="P2" style:family="paragraph" style:parent-style-name="Text_20_body" style:list-style-name="L2">
      <style:text-properties officeooo:paragraph-rsid="001eafc8"/>
    </style:style>
    <style:style style:name="T1" style:family="text">
      <style:text-properties officeooo:rsid="001eafc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ESP32 Morse Code Trainer Quick Start</text:p>
      <text:p text:style-name="Text_20_body">Part 1 — Phone / iPad / Browser Access</text:p>
      <text:list text:style-name="L1">
        <text:list-item>
          <text:p text:style-name="P1">Connect to WiFi </text:p>
          <text:p text:style-name="P1">•<text:tab/>AP mode: connect to ESP32_Morse_Trainer </text:p>
          <text:p text:style-name="P1">•<text:tab/>Password: morse1234 </text:p>
          <text:p text:style-name="P1">•<text:tab/>Open <text:a xlink:type="simple" xlink:href="http://192.168.4.1/" text:style-name="Internet_20_link" text:visited-style-name="Visited_20_Internet_20_Link">http://192.168.4.1</text:a> or <text:a xlink:type="simple" xlink:href="http://cwtrainer.local/" text:style-name="Internet_20_link" text:visited-style-name="Visited_20_Internet_20_Link">http://cwtrainer.local</text:a> </text:p>
          <text:p text:style-name="P1">•<text:tab/>STA mode: connect the trainer to your hotspot/network first </text:p>
          <text:p text:style-name="P1">•<text:tab/>If setup is needed, join CW_Trainer_Setup </text:p>
          <text:p text:style-name="P1">•<text:tab/>Password: morse1234 </text:p>
          <text:p text:style-name="P1">•<text:tab/>Then open <text:a xlink:type="simple" xlink:href="http://cwtrainer.local/" text:style-name="Internet_20_link" text:visited-style-name="Visited_20_Internet_20_Link">http://cwtrainer.local</text:a> or the trainer IP</text:p>
        </text:list-item>
        <text:list-item>
          <text:p text:style-name="P1">Morse Code Trainer </text:p>
          <text:p text:style-name="P1">•<text:tab/>Put the mode switch in Trainer</text:p>
          <text:p text:style-name="P1"> •<text:tab/>Open the web page </text:p>
          <text:p text:style-name="P1">•<text:tab/>Start Koch or Echo training </text:p>
          <text:p text:style-name="P1">•<text:tab/>In Koch mode, tap/type the character you hear </text:p>
          <text:p text:style-name="P1">•<text:tab/>Adjust speed, buzzer, and key type from the web UI</text:p>
        </text:list-item>
        <text:list-item>
          <text:p text:style-name="P1">Memory Keyer </text:p>
          <text:p text:style-name="P1">•<text:tab/>Put the mode switch in CW Keyer </text:p>
          <text:p text:style-name="P1">•<text:tab/>Open the web page </text:p>
          <text:p text:style-name="P1">•<text:tab/>Enter text into memory slots M1–M6 •<text:tab/>Save the message </text:p>
          <text:p text:style-name="P1">•<text:tab/>Press Play to transmit it </text:p>
          <text:p text:style-name="P1">•<text:tab/>Memory playback works only in CW Keyer mode</text:p>
        </text:list-item>
      </text:list>
      <text:p text:style-name="Horizontal_20_Line"/>
      <text:p text:style-name="Text_20_body">Part 2 — Serial Monitor Access</text:p>
      <text:list text:style-name="L2">
        <text:list-item>
          <text:p text:style-name="P2">Connect <text:span text:style-name="T1">47</text:span></text:p>
          <text:p text:style-name="P2">•<text:tab/>Open the serial monitor at 115200 baud</text:p>
          <text:p text:style-name="P2"> •<text:tab/>Power up the unit </text:p>
          <text:p text:style-name="P2">•<text:tab/>Use help to show commands</text:p>
        </text:list-item>
        <text:list-item>
          <text:p text:style-name="P2">WiFi Setup </text:p>
          <text:p text:style-name="P2"><text:soft-page-break/>•<text:tab/>Show WiFi status: wifi show </text:p>
          <text:p text:style-name="P2">•<text:tab/>Clear saved STA credentials: wifi reset</text:p>
        </text:list-item>
        <text:list-item>
          <text:p text:style-name="P2">Morse Code Trainer </text:p>
          <text:p text:style-name="P2">•<text:tab/>Set Trainer mode with the hardware switch </text:p>
          <text:p text:style-name="P2">•<text:tab/>Useful commands: </text:p>
          <text:p text:style-name="P2">•<text:tab/>koch start </text:p>
          <text:p text:style-name="P2">•<text:tab/>koch pause </text:p>
          <text:p text:style-name="P2">•<text:tab/>koch resume </text:p>
          <text:p text:style-name="P2">•<text:tab/>koch stop</text:p>
          <text:p text:style-name="P2"> •<text:tab/>koch stat</text:p>
          <text:p text:style-name="P2"> •<text:tab/>echo start</text:p>
          <text:p text:style-name="P2"> •<text:tab/>echo stop </text:p>
          <text:p text:style-name="P2">•<text:tab/>key straight</text:p>
          <text:p text:style-name="P2"> •<text:tab/>key iambic</text:p>
          <text:p text:style-name="P2"> •<text:tab/>wpm 18</text:p>
          <text:p text:style-name="P2"> •<text:tab/>buzzer on</text:p>
        </text:list-item>
        <text:list-item>
          <text:p text:style-name="P2">Memory Keyer</text:p>
          <text:p text:style-name="P2"> •<text:tab/>Set CW Keyer mode with the hardware switch </text:p>
          <text:p text:style-name="P2">•<text:tab/>Check status with keyer </text:p>
          <text:p text:style-name="P2">•<text:tab/>Set speed with wpm XX </text:p>
          <text:p text:style-name="P2">•<text:tab/>Memory storage/playback is primarily controlled from the web page</text:p>
        </text:list-item>
        <text:list-item>
          <text:p text:style-name="P2">Quick Check</text:p>
          <text:p text:style-name="P2"> •<text:tab/>status shows current settings </text:p>
          <text:p text:style-name="P2">•<text:tab/>help shows all commands</text:p>
        </text:list-item>
      </text:list>
      <text:p text:style-name="Text_20_body">If needed, a one-page printable version can be condensed furth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 Martin</meta:initial-creator>
    <meta:creation-date>2026-04-20T19:33:43.089470300</meta:creation-date>
    <dc:date>2026-04-20T19:42:50.141341500</dc:date>
    <dc:creator>Daniel Martin</dc:creator>
    <meta:editing-duration>PT9M7S</meta:editing-duration>
    <meta:editing-cycles>1</meta:editing-cycles>
    <meta:document-statistic meta:table-count="0" meta:image-count="0" meta:object-count="0" meta:page-count="2" meta:paragraph-count="53" meta:word-count="292" meta:character-count="1538" meta:non-whitespace-character-count="1266"/>
    <meta:generator>LibreOffice/26.2.0.3$Windows_X86_64 LibreOffice_project/620$Build-3</meta:generator>
  </office:meta>
</office:document-meta>
</file>